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Mangal" svg:font-family="Mangal" style:font-family-generic="system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1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1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1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1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1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1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1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1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1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1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2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2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2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2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name="P2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2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CLASS DIAGRAM</text:p>
      <text:p text:style-name="P2"/>
      <text:p text:style-name="P3"/>
      <text:p text:style-name="P4"/>
      <text:p text:style-name="Standard"><draw:frame draw:z-index="2" draw:style-name="a0" draw:name="Image2" text:anchor-type="paragraph" svg:x="0in" svg:y="0in" svg:width="6.05197in" svg:height="5.64567in" style:rel-width="scale" style:rel-height="scale"><draw:image xlink:href="media/image1.png" xlink:type="simple" xlink:show="embed" xlink:actuate="onLoad"/><svg:title/><svg:desc/></draw:frame></text:p>
      <text:p text:style-name="P5"/>
      <text:p text:style-name="P6"/>
      <text:p text:style-name="P7"/>
      <text:p text:style-name="P8"/>
      <text:p text:style-name="P9"/>
      <text:p text:style-name="P10"/>
      <text:soft-page-break/>
      <text:p text:style-name="P11">USE CASE DIAGRAM</text:p>
      <text:p text:style-name="P12"/>
      <text:p text:style-name="P13"/>
      <text:p text:style-name="Standard"><draw:frame draw:style-name="a1" draw:name="Picture 2" text:anchor-type="as-char" svg:x="0in" svg:y="0in" svg:width="6.81654in" svg:height="5.54094in" style:rel-width="scale" style:rel-height="scale"><draw:image xlink:href="media/image2.jpeg" xlink:type="simple" xlink:show="embed" xlink:actuate="onLoad"/><svg:title/><svg:desc/></draw:frame></text:p>
      <text:p text:style-name="Standard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P21">DATABASE <text:s/>DIAGRAM</text:p>
      <text:p text:style-name="P22"/>
      <text:p text:style-name="P23"/>
      <text:p text:style-name="Standard"><draw:frame draw:style-name="a2" draw:name="Image1" text:anchor-type="as-char" svg:x="0in" svg:y="0in" svg:width="6.82717in" svg:height="4.8752in" style:rel-width="scale" style:rel-height="scale"><draw:image xlink:href="media/image3.png" xlink:type="simple" xlink:show="embed" xlink:actuate="onLoad"/><svg:title/><svg:desc/></draw:frame></text:p>
      <text:p text:style-name="P2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Mangal" svg:font-family="Mangal" style:font-family-generic="system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Malgun Gothic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IN" style:language-asian="ko" style:country-asian="KR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Mangal" fo:font-size="8pt" style:font-size-asian="8pt" style:font-size-complex="7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yuko azashi</dc:creator>
    <meta:creation-date>2020-09-21T16:59:00Z</meta:creation-date>
    <dc:date>2020-10-05T14:22:00Z</dc:date>
    <meta:template xlink:href="Normal" xlink:type="simple"/>
    <meta:editing-cycles>15</meta:editing-cycles>
    <meta:editing-duration>PT45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" meta:word-count="11" meta:character-count="77" meta:row-count="1" meta:non-whitespace-character-count="67"/>
  </office:meta>
</office:document-meta>
</file>